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claim">
      <style:graphic-properties draw:textarea-vertical-align="top" fo:min-height="0cm" fo:min-width="0cm"/>
      <style:paragraph-properties style:writing-mode="lr-tb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.271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fill="none" draw:textarea-vertical-align="top" fo:padding-left="0.127cm" fo:padding-right="0.127cm"/>
      <style:paragraph-properties style:writing-mode="lr-tb"/>
    </style:style>
    <style:style style:name="gr6" style:family="graphic" style:parent-style-name="standard" style:list-style-name="L1">
      <style:graphic-properties draw:fill="solid" draw:fill-color="#b4c7dc" draw:textarea-horizontal-align="justify" draw:textarea-vertical-align="top" draw:auto-grow-height="false" fo:min-height="1.147cm" fo:min-width="2.035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147cm" fo:min-width="2.6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3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2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2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.683cm"/>
      <style:paragraph-properties style:writing-mode="lr-tb"/>
    </style:style>
    <style:style style:name="gr14" style:family="graphic" style:parent-style-name="standard" style:list-style-name="L1">
      <style:graphic-properties draw:fill="solid" draw:fill-color="#f7d1d5" draw:textarea-horizontal-align="justify" draw:textarea-vertical-align="top" draw:auto-grow-height="false" fo:min-height="0.949cm" fo:min-width="2.343cm" fo:padding-left="0.127cm" fo:padding-right="0.127cm" draw:shadow="visible" draw:shadow-offset-x="0.152cm" draw:shadow-offset-y="0.152cm" draw:shadow-color="#b2b2b2"/>
      <style:paragraph-properties style:writing-mode="lr-tb"/>
    </style:style>
    <style:style style:name="gr15" style:family="graphic" style:parent-style-name="objectwithoutfill">
      <style:graphic-properties draw:marker-end="Short_20_line_20_Arrow" draw:marker-end-width="0.305cm" draw:fill="none" draw:textarea-vertical-align="middle" fo:padding-left="0.127cm" fo:padding-right="0.127cm"/>
    </style:style>
    <style:style style:name="gr16" style:family="graphic" style:parent-style-name="standard" style:list-style-name="L1">
      <style:graphic-properties svg:stroke-color="#000000" draw:fill="solid" draw:fill-color="#729fcf" draw:textarea-horizontal-align="justify" draw:textarea-vertical-align="middle" draw:auto-grow-height="false" fo:min-height="1.135cm" fo:min-width="2.379cm" fo:padding-left="0.127cm" fo:padding-right="0.127cm" draw:shadow-offset-x="0.203cm" draw:shadow-offset-y="0.203cm"/>
      <style:paragraph-properties style:writing-mode="lr-tb"/>
    </style:style>
    <style:style style:name="gr17" style:family="graphic" style:parent-style-name="standard" style:list-style-name="L1">
      <style:graphic-properties svg:stroke-color="#000000" draw:fill="solid" draw:fill-color="#729fcf" draw:textarea-horizontal-align="justify" draw:textarea-vertical-align="middle" draw:auto-grow-height="false" fo:min-height="0cm" fo:min-width="3.071cm" fo:padding-left="0.127cm" fo:padding-right="0.127cm" draw:shadow-offset-x="0.203cm" draw:shadow-offset-y="0.203cm"/>
      <style:paragraph-properties style:writing-mode="lr-tb"/>
    </style:style>
    <style:style style:name="gr18" style:family="graphic" style:parent-style-name="standard" style:list-style-name="L1">
      <style:graphic-properties svg:stroke-color="#000000" draw:fill="solid" draw:fill-color="#729fcf" draw:textarea-horizontal-align="justify" draw:textarea-vertical-align="middle" draw:auto-grow-height="false" fo:min-height="0.442cm" fo:min-width="0.161cm" fo:padding-left="0.127cm" fo:padding-right="0.127cm" draw:shadow-offset-x="0.203cm" draw:shadow-offset-y="0.203cm"/>
      <style:paragraph-properties style:writing-mode="lr-tb"/>
    </style:style>
    <style:style style:name="gr19" style:family="graphic" style:parent-style-name="standard" style:list-style-name="L1">
      <style:graphic-properties svg:stroke-color="#000000" draw:fill="solid" draw:fill-color="#729fcf" draw:textarea-horizontal-align="justify" draw:textarea-vertical-align="middle" draw:auto-grow-height="false" fo:min-height="0.481cm" fo:min-width="0.161cm" fo:padding-left="0.127cm" fo:padding-right="0.127cm" draw:shadow-offset-x="0.203cm" draw:shadow-offset-y="0.203cm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023cm" fo:padding-left="0.127cm" fo:padding-right="0.127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padding-left="0.127cm" fo:padding-right="0.127cm"/>
    </style:style>
    <style:style style:name="gr22" style:family="graphic" style:parent-style-name="objectwithoutfill">
      <style:graphic-properties draw:fill="none" draw:textarea-vertical-align="middle" fo:padding-left="0.127cm" fo:padding-right="0.1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fo:font-size="11pt" style:font-size-asian="11pt" style:font-size-complex="11pt"/>
    </style:style>
    <style:style style:name="P3" style:family="paragraph">
      <style:paragraph-properties fo:text-align="center" style:writing-mode="lr-tb"/>
      <style:text-properties fo:font-size="11pt" style:font-size-asian="11pt" style:font-size-complex="11pt"/>
    </style:style>
    <style:style style:name="P4" style:family="paragraph">
      <loext:graphic-properties draw:fill="solid" draw:fill-color="#000000"/>
      <style:paragraph-properties fo:text-align="center" style:writing-mode="lr-tb"/>
    </style:style>
    <style:style style:name="P5" style:family="paragraph">
      <style:paragraph-properties fo:text-align="start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9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1pt" style:font-size-complex="11pt"/>
    </style:style>
    <style:style style:name="P12" style:family="paragraph">
      <loext:graphic-properties draw:fill="solid" draw:fill-color="#f7d1d5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1pt" style:font-size-complex="11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1.567cm" svg:y1="2.146cm" svg:x2="12.157cm" svg:y2="1.354cm" draw:start-shape="id1" draw:start-glue-point="12" svg:d="M11567 2146l590-792" svg:viewBox="0 0 591 793">
          <text:p/>
        </draw:connector>
        <draw:custom-shape draw:style-name="gr2" draw:text-style-name="P2" draw:layer="layout" svg:width="2.667cm" svg:height="1.115cm" svg:x="1.016cm" svg:y="1.221cm">
          <text:p text:style-name="P2"><text:span text:style-name="T1">ID</text:span></text:p>
          <text:p text:style-name="P3"><text:span text:style-name="T2">Stat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0.381cm" svg:height="0.381cm" svg:x="11.375cm" svg:y="1.956cm">
          <draw:glue-point draw:id="12" svg:x="0.078cm" svg:y="0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091cm" svg:y1="2.452cm" svg:x2="11.567cm" svg:y2="2.146cm" draw:end-shape="id1" draw:end-glue-point="12" svg:d="M11091 2452l476-306" svg:viewBox="0 0 477 307">
          <text:p/>
        </draw:connector>
        <draw:polyline draw:style-name="gr5" draw:text-style-name="P7" draw:layer="layout" svg:width="2.493cm" svg:height="1.142cm" svg:x="3.983cm" svg:y="1.234cm" svg:viewBox="0 0 2494 1143" draw:points="2494,0 0,0 0,1143 2494,1143">
          <text:p text:style-name="P5"><text:span text:style-name="T1">ID</text:span></text:p>
          <text:p text:style-name="P6"><text:span text:style-name="T2">Statement</text:span></text:p>
        </draw:polyline>
        <draw:g>
          <draw:custom-shape draw:style-name="gr6" draw:text-style-name="P9" draw:layer="layout" svg:width="2.035cm" svg:height="1.397cm" svg:x="17.227cm" svg:y="1.27cm">
            <text:p text:style-name="P8"><text:span text:style-name="T1">Pkg [ID]</text:span></text:p>
            <text:p text:style-name="P8"><text:span text:style-name="T2">Stat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2.697cm" svg:height="1.397cm" svg:x="16.888cm" svg:y="1.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" draw:text-style-name="P10" draw:layer="layout" svg:width="1.264cm" svg:height="0.806cm" svg:x="1.397cm" svg:y="2.775cm">
          <draw:text-box>
            <text:p><text:span text:style-name="T3">Claim</text:span></text:p>
          </draw:text-box>
        </draw:frame>
        <draw:frame draw:style-name="gr9" draw:text-style-name="P10" draw:layer="layout" svg:width="2.423cm" svg:height="1.916cm" svg:x="3.897cm" svg:y="2.775cm">
          <draw:text-box>
            <text:p><text:span text:style-name="T3">Argument</text:span><text:span text:style-name="T3"><text:line-break/></text:span><text:span text:style-name="T3">Reasoning</text:span></text:p>
            <text:p><text:span text:style-name="T3">(argument)</text:span></text:p>
          </draw:text-box>
        </draw:frame>
        <draw:frame draw:style-name="gr10" draw:text-style-name="P10" draw:layer="layout" svg:width="3.232cm" svg:height="1.361cm" svg:x="6.914cm" svg:y="2.775cm">
          <draw:text-box>
            <text:p><text:span text:style-name="T3">ArtifactCitation</text:span></text:p>
            <text:p><text:span text:style-name="T3">(for evidence)</text:span></text:p>
          </draw:text-box>
        </draw:frame>
        <draw:frame draw:style-name="gr11" draw:text-style-name="P10" draw:layer="layout" svg:width="2.212cm" svg:height="1.916cm" svg:x="10.714cm" svg:y="2.776cm">
          <draw:text-box>
            <text:p><text:span text:style-name="T3">Asserted</text:span></text:p>
            <text:p><text:span text:style-name="T3">Inference/</text:span></text:p>
            <text:p><text:span text:style-name="T3">Evidence</text:span></text:p>
          </draw:text-box>
        </draw:frame>
        <draw:frame draw:style-name="gr12" draw:text-style-name="P10" draw:layer="layout" svg:width="2.208cm" svg:height="1.916cm" svg:x="13.507cm" svg:y="2.776cm">
          <draw:text-box>
            <text:p><text:span text:style-name="T3">Argument</text:span></text:p>
            <text:p><text:span text:style-name="T3">Package</text:span></text:p>
            <text:p><text:span text:style-name="T3">(package)</text:span></text:p>
          </draw:text-box>
        </draw:frame>
        <draw:frame draw:style-name="gr13" draw:text-style-name="P10" draw:layer="layout" svg:width="1.772cm" svg:height="1.916cm" svg:x="17.203cm" svg:y="2.775cm">
          <draw:text-box>
            <text:p><text:span text:style-name="T3">asCited</text:span></text:p>
            <text:p><text:span text:style-name="T3">Claim</text:span></text:p>
            <text:p><text:span text:style-name="T3">(See ...)</text:span></text:p>
          </draw:text-box>
        </draw:frame>
        <draw:g>
          <draw:custom-shape draw:style-name="gr14" draw:text-style-name="P12" draw:layer="layout" svg:width="2.597cm" svg:height="1.199cm" svg:x="7.009cm" svg:y="1.269cm">
            <text:p text:style-name="P11"><text:span text:style-name="T1">ID</text:span></text:p>
            <text:p text:style-name="P11"><text:span text:style-name="T4">Stat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1" draw:layer="layout" svg:x1="9.163cm" svg:y1="1.714cm" svg:x2="9.553cm" svg:y2="1.32cm">
            <text:p/>
          </draw:line>
        </draw:g>
        <draw:g>
          <draw:custom-shape draw:style-name="gr16" draw:text-style-name="P14" draw:layer="layout" svg:width="2.633cm" svg:height="1.385cm" svg:x="13.296cm" svg:y="1.314cm">
            <text:p text:style-name="P13"><text:span text:style-name="T5">Package ID</text:span></text:p>
            <text:p text:style-name="P13"><text:span text:style-name="T6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4" draw:layer="layout" svg:width="3.325cm" svg:height="0.139cm" draw:transform="rotate (-0.000349065850398201) translate (13.158cm 1.175cm)">
            <text:p text:style-name="P1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4" draw:layer="layout" svg:width="0.415cm" svg:height="0.692cm" svg:x="15.929cm" svg:y="1.314cm">
            <text:p text:style-name="P1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4" draw:layer="layout" svg:width="0.415cm" svg:height="0.731cm" svg:x="15.929cm" svg:y="1.968cm">
            <text:p text:style-name="P1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7cm" svg:height="0.138cm" svg:x="15.993cm" svg:y="1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1" draw:text-style-name="P1" xml:id="id2" draw:id="id2" draw:layer="layout" svg:width="0.139cm" svg:height="0.139cm" svg:x="16.067cm" svg:y="2.1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2" draw:text-style-name="P1" draw:layer="layout" draw:type="line" svg:x1="16.137cm" svg:y1="2.286cm" svg:x2="16.134cm" svg:y2="2.4cm" draw:start-shape="id2" draw:start-glue-point="8" svg:d="M16137 2286l-3 114" svg:viewBox="0 0 4 115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im" style:family="graphic" style:parent-style-name="standard">
      <style:graphic-properties draw:fill="solid" draw:fill-color="#b4c7dc" draw:fill-gradient-name="Gradient_20_2" draw:fill-hatch-name="Hatching_20_1" draw:fill-image-name="Bitmap_20_1" draw:textarea-horizontal-align="justify" draw:textarea-vertical-align="middle" draw:auto-grow-height="true" fo:min-height="0cm" fo:min-width="0cm" fo:padding-left="0.127cm" fo:padding-right="0.127cm">
        <text:list-style style:name="claim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1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30T11:14:50.538016235</dc:date>
    <meta:editing-duration>P2DT15H28M59S</meta:editing-duration>
    <meta:editing-cycles>88</meta:editing-cycles>
    <meta:generator>LibreOffice/6.4.6.2$MacOSX_X86_64 LibreOffice_project/0ce51a4fd21bff07a5c061082cc82c5ed232f115</meta:generator>
    <meta:document-statistic meta:object-count="26"/>
  </office:meta>
</office:document-meta>
</file>